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Palatino" svg:font-family="Palatino" style:font-adornments="Standard" style:font-family-generic="roman"/>
    <style:font-face style:name="Cantarell" svg:font-family="Cantarell" style:font-family-generic="swiss"/>
    <style:font-face style:name="FreeSans1" svg:font-family="FreeSans" style:font-family-generic="swiss"/>
    <style:font-face style:name="Times New Roman" svg:font-family="'Times New Roman'" style:font-family-generic="roman" style:font-pitch="variable"/>
    <style:font-face style:name="Cantarell1" svg:font-family="Cantarell"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 PL KaitiM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 PL KaitiM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960_1447498412"/>Beispielartikel<office:annotation><dc:creator>Michael Fiedler</dc:creator><dc:date>2014-10-18T22:11:45</dc:date><text:p text:style-name="P7"><text:span text:style-name="T1">Die verschiedenen Bestandteile des Dokuments sollten über die Formatvorlagen ihren jeweiligen Funktionen zugeordnet werden. Verwende dazu die Formatleiste oder das Formatvorlagenfenster (Tastaturkürzel F11). Es gibt Vorlagen für Titel, Untertitel, verschiedene Überschriftsebenen, den Textkörper uvam., die zum Teil auch Tastaturkürzel haben.</text:span></text:p></office:annotation><text:bookmark-end text:name="__RefHeading__960_1447498412"/></text:p>
      <text:p text:style-name="Subtitle">Der Untertitel<office:annotation><dc:creator>Michael Fiedler</dc:creator><dc:date>2014-10-18T22:02:53</dc:date><text:p text:style-name="P7"><text:span text:style-name="T2">Ein Inhaltsverzeichnis kann im Menü über Einfügen Verzeichnisse &gt; Verzeichnisse... eingefügt werden. Um es nach dem Hinzufügen neuer Überschriften zu aktualisieren oder anderweitig anzupassen, macht man einen Rechtsklick auf das Verzeichnis und wählt den entsprechenden Menüpunkt. Alternative: Extras &gt; Aktualisieren &gt; Alle Verzeichnisse</text:span></text:p></office:annotatio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964_1447498412" text:style-name="Index_20_Link" text:visited-style-name="Index_20_Link">Einleitung<text:tab/>1</text:a></text:p>
          <text:p text:style-name="P2"><text:a xlink:type="simple" xlink:href="#__RefHeading__970_1447498412" text:style-name="Index_20_Link" text:visited-style-name="Index_20_Link">Hauptteil<text:tab/>1</text:a></text:p>
          <text:p text:style-name="P3"><text:a xlink:type="simple" xlink:href="#__RefHeading__972_1447498412" text:style-name="Index_20_Link" text:visited-style-name="Index_20_Link">Ein Unterabschnitt<text:tab/>2</text:a></text:p>
          <text:p text:style-name="P3"><text:a xlink:type="simple" xlink:href="#__RefHeading__974_1447498412" text:style-name="Index_20_Link" text:visited-style-name="Index_20_Link">Noch ein Unterabschnitt<text:tab/>2</text:a></text:p>
          <text:p text:style-name="P4"><text:a xlink:type="simple" xlink:href="#__RefHeading__976_1447498412" text:style-name="Index_20_Link" text:visited-style-name="Index_20_Link">Ein Unterunterabschnitt<text:tab/>2</text:a></text:p>
          <text:p text:style-name="P4"><text:a xlink:type="simple" xlink:href="#__RefHeading__978_1447498412" text:style-name="Index_20_Link" text:visited-style-name="Index_20_Link">Noch ein Unterunterabschnitt<text:tab/>2</text:a></text:p>
          <text:p text:style-name="P2"><text:a xlink:type="simple" xlink:href="#__RefHeading__1920_1447498412" text:style-name="Index_20_Link" text:visited-style-name="Index_20_Link">Zusammenfassung<text:tab/>2</text:a></text:p>
        </text:index-body>
      </text:table-of-content>
      <text:h text:style-name="Heading_20_1" text:outline-level="1">Einleitung<office:annotation><dc:creator>Michael Fiedler</dc:creator><dc:date>2014-10-18T20:59:10</dc:date><text:p text:style-name="P7"><text:span text:style-name="T2">Es gibt Formatvorlagen für den Textkörper und die verschiedenen Überschriftsebenen. Die Tastaturkürzel hierfür sind Strg + 0 (Textkörper), Strg + 1 (erste Überschriftsebene), Strg + 2 (zweite Überschriftsebene), etc. eingestellt werden.</text:span></text:p><text:p text:style-name="P7"><text:span text:style-name="T1"/></text:p><text:p text:style-name="P7"><text:span text:style-name="T1">Über Extras &gt; Kapitelnummerierung... kann die Nummerierung der Überschriften eingeschaltet werden.</text:span></text:p></office:annotation></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list xml:id="list4334849921" text:style-name="L1">
        <text:list-item>
          <text:p text:style-name="P5"><office:annotation><dc:creator>Michael Fiedler</dc:creator><dc:date>2014-10-19T13:30:57</dc:date><text:p text:style-name="P7"><text:span text:style-name="T1">Das Aussehen einer nummerierten Liste kann über einen Rechtsklick in die Liste &gt; </text:span><text:span text:style-name="T2">Aufzählungszeichen</text:span><text:span text:style-name="T1"> und Nummerierung... &gt; Gliederung angepasst werden.</text:span></text:p></office:annotation>foo</text:p>
        </text:list-item>
        <text:list-item>
          <text:p text:style-name="P5">bar</text:p>
          <text:list>
            <text:list-item>
              <text:p text:style-name="P5">blaa sdölk jasödlkf jaösdlkf jaösldkf jaösdlkf jaösdlkf jöasdlkf jöasdlkf jöasldk jöasldkjf öalksdjf<office:annotation><dc:creator>Michael Fiedler</dc:creator><dc:date>2014-10-18T21:02:35</dc:date><text:p text:style-name="P7"><text:span text:style-name="T1">Hier sieht man den Unterschied zwischen Zeilenumbruch und Absatz: Ein Absatz wird per Eingabetaste eingefügt, ein Zeilenumbruch (wie an dieser Stelle) per Umschalt + Eingabetaste. Wegen des Blocksatzes in diesem Dokument sollte man ggf. noch den Teil des Textes vor dem Zeilenumbruch linksbündig setzen.</text:span></text:p></office:annotation> <text:line-break/>asdoifjapsldkfj öasldkjf asd f</text:p>
              <text:list>
                <text:list-item>
                  <text:p text:style-name="P5">foofoo</text:p>
                </text:list-item>
                <text:list-item>
                  <text:p text:style-name="P5">barbar</text:p>
                </text:list-item>
              </text:list>
            </text:list-item>
            <text:list-item>
              <text:p text:style-name="P5">blubb</text:p>
            </text:list-item>
          </text:list>
        </text:list-item>
      </text:list>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list xml:id="list189190767" text:style-name="L2">
        <text:list-item>
          <text:p text:style-name="P6">asdf</text:p>
        </text:list-item>
        <text:list-item>
          <text:p text:style-name="P6">jklö</text:p>
        </text:list-item>
      </text:list>
      <text:h text:style-name="Heading_20_1" text:outline-level="1"><text:bookmark-start text:name="__RefHeading__970_1447498412"/>Hauptteil<text:bookmark-end text:name="__RefHeading__970_1447498412"/></text:h>
      <text:p text:style-name="Text_20_body">Duis autem vel eum iriure dolor in hendrerit in vulputate velit esse molestie consequat, vel illum dolore eu feugiat nulla facilisis.</text:p>
      <text:h text:style-name="Heading_20_2" text:outline-level="2"><text:bookmark-start text:name="__RefHeading__972_1447498412"/><text:soft-page-break/>Ein Unterabschnitt<text:bookmark-end text:name="__RefHeading__972_1447498412"/></text:h>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xt:bookmark-start text:name="__RefHeading__974_1447498412"/>Noch ein Unterabschnitt<text:bookmark-end text:name="__RefHeading__974_1447498412"/></text:h>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3" text:outline-level="3"><text:bookmark-start text:name="__RefHeading__976_1447498412"/>Ein Unterunterabschnitt<text:bookmark-end text:name="__RefHeading__976_1447498412"/></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3" text:outline-level="3"><text:bookmark-start text:name="__RefHeading__978_1447498412"/>Noch ein Unterunterabschnitt<text:bookmark-end text:name="__RefHeading__978_1447498412"/></text:h>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h text:style-name="Heading_20_1" text:outline-level="1"><text:bookmark-start text:name="__RefHeading__1920_1447498412"/>Zusammenfassung<text:bookmark-end text:name="__RefHeading__1920_1447498412"/></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Palatino" svg:font-family="Palatino" style:font-adornments="Standard" style:font-family-generic="roman"/>
    <style:font-face style:name="Cantarell" svg:font-family="Cantarell" style:font-family-generic="swiss"/>
    <style:font-face style:name="FreeSans1" svg:font-family="FreeSans" style:font-family-generic="swiss"/>
    <style:font-face style:name="Times New Roman" svg:font-family="'Times New Roman'" style:font-family-generic="roman" style:font-pitch="variable"/>
    <style:font-face style:name="Cantarell1" svg:font-family="Cantarell"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Palatino" fo:font-size="11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itenzahl wenn mehrseitig" text:condition="ooow:page == 1" text:display="condition">
          <text:p text:style-name="MP1">Seite <text:page-number text:select-page="current">1</text:page-number> von <text:page-count>2</text:page-count></text:p>
        </text:section>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8T20:24:36</meta:creation-date>
    <dc:title>Standard Palatino</dc:title>
    <meta:editing-duration>PT1H7M35S</meta:editing-duration>
    <meta:editing-cycles>15</meta:editing-cycles>
    <meta:generator>LibreOffice/3.5$Linux_x86 LibreOffice_project/350m1$Build-2</meta:generator>
    <meta:initial-creator>Michael Fiedler</meta:initial-creator>
    <dc:date>2014-10-19T15:50:09</dc:date>
    <dc:creator>Michael Fiedler</dc:creator>
    <meta:document-statistic meta:table-count="0" meta:image-count="0" meta:object-count="0" meta:page-count="2" meta:paragraph-count="35" meta:word-count="596" meta:character-count="3482" meta:non-whitespace-character-count="3086"/>
    <meta:template xlink:type="simple" xlink:actuate="onRequest" xlink:title="Standard Palatino" xlink:href="../../../../../.config/libreoffice/3/user/template/Standard_Palatino.ott" meta:date="2014-10-19T14:25:30"/>
  </office:meta>
</office:document-meta>
</file>